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2.594cm" style:rel-column-width="48514*"/>
    </style:style>
    <style:style style:name="Таблица1.B" style:family="table-column">
      <style:table-column-properties style:column-width="4.419cm" style:rel-column-width="1702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 style:list-style-name="L1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6977417797431815" text:style-name="L1">
        <text:list-header>
          <text:p text:style-name="P4"/>
        </text:list-header>
      </text:list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Тест-кейс</text:p>
          </table:table-cell>
          <table:table-cell table:style-name="Таблица1.B1" office:value-type="string">
            <text:p text:style-name="Table_20_Contents">Баллы</text:p>
          </table:table-cell>
        </table:table-row>
        <table:table-row>
          <table:table-cell table:style-name="Таблица1.A2" office:value-type="string">
            <text:list xml:id="list37460614" text:continue-numbering="true" text:style-name="L1">
              <text:list-header>
                <text:p text:style-name="P4">Просто открыть страницу регистрации. Проверка верстки.</text:p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Позитивный сценарий: удачная регистрац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Негативный сценарий: проверка ввода со всеми пустыми полями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Негативный сценарий: проверка ввода с пустым логином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<text:span text:style-name="T1">Негативный сценарий: проверка ввода с корректным логином, </text:span>e-mail<text:span text:style-name="T1"> и пустыми полями пароля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<text:span text:style-name="T1">Негативный сценарий: проверка ввода с корректным логином, </text:span>e-mail<text:span text:style-name="T1"> и пустым полем пароля и непустым полем подтверждения пароля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<text:span text:style-name="T1">Негативный сценарий: проверка ввода с корректным логином, </text:span>e-mail<text:span text:style-name="T1"> и непустым полем пароля и пустым полем подтверждения пароля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<text:span text:style-name="T1">Негативный сценарий: проверка ввода с корректным логином, полями ввода паролей и пустым </text:span>e-mail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<text:span text:style-name="T1">Негативный сценарий: проверка ввода с корректным логином, полями ввода паролей и некорректным </text:span>e-mail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54734" text:continue-numbering="true" text:style-name="L1">
              <text:list-header>
                <text:p text:style-name="P4">Проверка возможности регистрации если поле логин содержит:</text:p>
                <text:list>
                  <text:list-header>
                    <text:p text:style-name="P4">Кириллические символы.</text:p>
                    <text:p text:style-name="P4">Специальные символы.</text:p>
                    <text:p text:style-name="P4">Длинная строка, превышающая допустимую.</text:p>
                    <text:p text:style-name="P6">Html <text:span text:style-name="T1">код.</text:span></text:p>
                    <text:p text:style-name="P6">JS<text:span text:style-name="T1">.</text:span></text:p>
                    <text:p text:style-name="P4">Меньше минимальной длины.</text:p>
                  </text:list-header>
                </text:list>
              </text:list-header>
            </text:list>
            <text:p text:style-name="P1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49132" text:continue-numbering="true" text:style-name="L1">
              <text:list-header>
                <text:p text:style-name="P4">Проверка возможности регистрации если поля пароль и подтверждение пароля одинаковы и содержат:</text:p>
                <text:list text:continue-numbering="true">
                  <text:list-header>
                    <text:p text:style-name="P4">Кириллические символы.</text:p>
                    <text:p text:style-name="P4">Специальные символы.</text:p>
                    <text:p text:style-name="P4">Длинная строка, превышающая допустимую.</text:p>
                    <text:p text:style-name="P6">Html <text:span text:style-name="T1">код.</text:span></text:p>
                    <text:p text:style-name="P4">JS.</text:p>
                    <text:p text:style-name="P4">Длина меньше минимального.</text:p>
                  </text:list-header>
                </text:list>
              </text:list-header>
            </text:list>
            <text:p text:style-name="P1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48434" text:continue-numbering="true" text:style-name="L1">
              <text:list-header>
                <text:p text:style-name="P4">Проверка регистрации если логин и пароли корректны, а Имя содержит:</text:p>
                <text:list text:continue-numbering="true">
                  <text:list-header>
                    <text:p text:style-name="P4">Кириллические символы.</text:p>
                    <text:p text:style-name="P4">Специальные символы.</text:p>
                    <text:p text:style-name="P4">Длинная строка, превышающая допустимую.</text:p>
                    <text:p text:style-name="P6">Html <text:span text:style-name="T1">код.</text:span></text:p>
                    <text:p text:style-name="P4">JS.</text:p>
                  </text:list-header>
                </text:list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53499" text:continue-numbering="true" text:style-name="L1">
              <text:list-header>
                <text:p text:style-name="P4">Проверка регистрации если логин и пароли корректны, а <text:soft-page-break/>Фамилия содержит:</text:p>
                <text:list text:continue-numbering="true">
                  <text:list-header>
                    <text:p text:style-name="P4">Кириллические символы.</text:p>
                    <text:p text:style-name="P4">Специальные символы.</text:p>
                    <text:p text:style-name="P4">Длинная строка, превышающая допустимую.</text:p>
                    <text:p text:style-name="P6">Html <text:span text:style-name="T1">код.</text:span></text:p>
                    <text:p text:style-name="P4">JS.</text:p>
                  </text:list-header>
                </text:list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63363" text:continue-numbering="true" text:style-name="L1">
              <text:list-header>
                <text:p text:style-name="P6"><text:span text:style-name="T1">Проверка возможности регистрации если поле </text:span>e-mail<text:span text:style-name="T1"> содержит:</text:span></text:p>
                <text:list text:continue-numbering="true">
                  <text:list-header>
                    <text:p text:style-name="P4">Кириллические символы.</text:p>
                    <text:p text:style-name="P4">Специальные символы.</text:p>
                    <text:p text:style-name="P4">Длинная строка, превышающая допустимую.</text:p>
                    <text:p text:style-name="P6">Html <text:span text:style-name="T1">код.</text:span></text:p>
                    <text:p text:style-name="P4">JS.</text:p>
                  </text:list-header>
                </text:list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36912" text:continue-numbering="true" text:style-name="L1">
              <text:list-header>
                <text:p text:style-name="P4">Проверка возможности регистрации если поле дата рождения содержит:</text:p>
                <text:list text:continue-numbering="true">
                  <text:list-header>
                    <text:p text:style-name="P4">Кириллические символы.</text:p>
                    <text:p text:style-name="P4">Специальные символы.</text:p>
                    <text:p text:style-name="P4">Длинная строка, превышающая допустимую.</text:p>
                    <text:p text:style-name="P6">Html <text:span text:style-name="T1">код.</text:span></text:p>
                    <text:p text:style-name="P4">JS</text:p>
                    <text:p text:style-name="P4">Пустая строка</text:p>
                  </text:list-header>
                </text:list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Проверка возможности регистрации с существующим логином.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52108" text:continue-numbering="true" text:style-name="L1">
              <text:list-header>
                <text:p text:style-name="P4">Проверка возможности регистрации с существующим <text:span text:style-name="T2">e-mail</text:span>.</text:p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37451914" text:continue-numbering="true" text:style-name="L1">
              <text:list-header>
                <text:p text:style-name="P4">Проверка безопасности. Попробовать перейти по ссылке со страницы регистрации на рабочую страницу.</text:p>
              </text:list-header>
            </text:list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4-05-02T17:03:12.43</meta:creation-date>
    <dc:date>2015-02-13T17:28:21.52</dc:date>
    <dc:creator>Константин Фирсанов</dc:creator>
    <meta:editing-duration>PT10H21M21S</meta:editing-duration>
    <meta:editing-cycles>9</meta:editing-cycles>
    <meta:generator>OpenOffice/4.0.1$Win32 OpenOffice.org_project/401m5$Build-9714</meta:generator>
    <meta:document-statistic meta:table-count="1" meta:image-count="0" meta:object-count="0" meta:page-count="2" meta:paragraph-count="53" meta:word-count="253" meta:character-count="1997"/>
  </office:meta>
</office:document-meta>
</file>